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4_9b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Louisa B. Hart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To the Rev. S. Morais./</text:p>
      <text:p text:style-name="P2"><text:tab/>I return to you Sir "Mazzini's/ Letter" Mazzini! glorious soul/ surely the God who so gifted/ it with aspiration, hath done/ so for wise and beneficent pur/-pose, when the etherial[sic!] essence/ embodied in mortal coil/ thus demonstrates the heaven/-ly attribute of Love that/ seeks to promote the good of/ the human race, then is pro-/-ven "Man is but little lower/ than the Angels" and whether/</text:p>
      <text:p text:style-name="P2"/>
      <text:p text:style-name="P2">[Page 2]</text:p>
      <text:p text:style-name="P2">he gird on the Sword to protect/ the weak from the strong, or/ with words of Truth and elo-/-quence seek to lead the erring/ to virtue's path, whether in pow-/er he exerts it to redress wrong/ or an Exile, Ah! in exile/ clings to life-giving hope to/ free the Home of his fathers/ from servitude, degradation/ and blighting soul-killing/ ignorance, As that man/ that human being speaks "the/ Image of God" dwelleth/ within me; Mazzini/ thy country with all its/</text:p>
      <text:p text:style-name="P2"/>
      <text:p text:style-name="P2"><text:soft-page-break/>[Page 3]</text:p>
      <text:p text:style-name="P2">fair heritage shall yet surely/ be redeemed if "ten righteous"/ as thee, shall be found within/ its bounds; if what now it/ suffers be retribution, yet/ that same Hand that/ chastises can bless, and will/ in His own good time hasten/ it; Mazzini be thou an/ instrument of its regeneration/ assisted by true and brave/ men, cheered by the sympa/-thy and cares of gentle and/ pious Women, again shall/ fair Italy be as pure/ in its elements of happiness/</text:p>
      <text:p text:style-name="P2"/>
      <text:p text:style-name="P2">[Page 4]</text:p>
      <text:p text:style-name="P2">as in its life invigorating/ atmosphere./ <text:s/>Louisa/</text:p>
      <text:p text:style-name="P2">I would not Sir without/ your permission retain this/ interesting work, longer, but/ with it would be glad to loan it to a neighbour and/ friend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5:43:35.70</meta:creation-date>
    <dc:date>2012-01-12T15:52:13.53</dc:date>
    <dc:creator>Penn Libraries</dc:creator>
    <meta:editing-duration>PT00H08M3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427" meta:character-count="2785"/>
  </office:meta>
</office:document-meta>
</file>